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font-name="Arial" fo:font-weight="bold" style:font-weight-asian="bold" style:font-weight-complex="bold" fo:font-size="12pt" style:font-size-asian="12pt" style:font-size-complex="12pt"/>
    </style:style>
    <style:style style:name="P2" style:parent-style-name="PreformattedText" style:family="paragraph">
      <style:text-properties style:font-name="Arial" fo:font-size="12pt" style:font-size-asian="12pt" style:font-size-complex="12pt"/>
    </style:style>
    <style:style style:name="P3" style:parent-style-name="PreformattedText" style:family="paragraph">
      <style:text-properties style:font-name="Arial" fo:font-size="12pt" style:font-size-asian="12pt" style:font-size-complex="12pt"/>
    </style:style>
    <style:style style:name="P4" style:parent-style-name="PreformattedText" style:family="paragraph">
      <style:text-properties style:font-name="Arial" fo:font-weight="bold" style:font-weight-asian="bold" style:font-weight-complex="bold" fo:font-size="12pt" style:font-size-asian="12pt" style:font-size-complex="12pt"/>
    </style:style>
    <style:style style:name="P5" style:parent-style-name="PreformattedText" style:family="paragraph">
      <style:text-properties style:font-name="Arial" fo:font-size="12pt" style:font-size-asian="12pt" style:font-size-complex="12pt"/>
    </style:style>
    <style:style style:name="P6" style:parent-style-name="PreformattedText" style:family="paragraph">
      <style:text-properties style:font-name="Arial" fo:font-size="12pt" style:font-size-asian="12pt" style:font-size-complex="12pt"/>
    </style:style>
    <style:style style:name="P7" style:parent-style-name="PreformattedText" style:family="paragraph">
      <style:text-properties style:font-name="Arial" fo:font-weight="bold" style:font-weight-asian="bold" style:font-weight-complex="bold" fo:font-size="12pt" style:font-size-asian="12pt" style:font-size-complex="12pt"/>
    </style:style>
    <style:style style:name="P8" style:parent-style-name="PreformattedText" style:family="paragraph">
      <style:text-properties style:font-name="Arial" fo:font-size="12pt" style:font-size-asian="12pt" style:font-size-complex="12pt"/>
    </style:style>
    <style:style style:name="P9" style:parent-style-name="PreformattedText" style:family="paragraph">
      <style:text-properties style:font-name="Arial" fo:font-size="12pt" style:font-size-asian="12pt" style:font-size-complex="12pt"/>
    </style:style>
    <style:style style:name="P10" style:parent-style-name="PreformattedText" style:family="paragraph">
      <style:text-properties style:font-name="Arial" fo:font-weight="bold" style:font-weight-asian="bold" style:font-weight-complex="bold" fo:font-size="12pt" style:font-size-asian="12pt" style:font-size-complex="12pt"/>
    </style:style>
    <style:style style:name="P11" style:parent-style-name="PreformattedText" style:family="paragraph">
      <style:text-properties style:font-name="Arial" fo:font-size="12pt" style:font-size-asian="12pt" style:font-size-complex="12pt"/>
    </style:style>
    <style:style style:name="P12" style:parent-style-name="PreformattedText" style:family="paragraph">
      <style:text-properties style:font-name="Arial" fo:font-size="12pt" style:font-size-asian="12pt" style:font-size-complex="12pt"/>
    </style:style>
    <style:style style:name="P13" style:parent-style-name="PreformattedText" style:family="paragraph">
      <style:text-properties style:font-name="Arial" fo:font-weight="bold" style:font-weight-asian="bold" style:font-weight-complex="bold" fo:font-size="12pt" style:font-size-asian="12pt" style:font-size-complex="12pt"/>
    </style:style>
    <style:style style:name="P14" style:parent-style-name="PreformattedText" style:family="paragraph">
      <style:text-properties style:font-name="Arial" fo:font-size="12pt" style:font-size-asian="12pt" style:font-size-complex="12pt"/>
    </style:style>
    <style:style style:name="P15" style:parent-style-name="PreformattedText" style:family="paragraph">
      <style:text-properties style:font-name="Arial" fo:font-size="12pt" style:font-size-asian="12pt" style:font-size-complex="12pt"/>
    </style:style>
    <style:style style:name="P16" style:parent-style-name="PreformattedText" style:family="paragraph">
      <style:text-properties style:font-name="Arial" fo:font-weight="bold" style:font-weight-asian="bold" style:font-weight-complex="bold" fo:font-size="12pt" style:font-size-asian="12pt" style:font-size-complex="12pt"/>
    </style:style>
    <style:style style:name="P17" style:parent-style-name="PreformattedText" style:family="paragraph">
      <style:text-properties style:font-name="Arial" fo:font-size="12pt" style:font-size-asian="12pt" style:font-size-complex="12pt"/>
    </style:style>
    <style:style style:name="P18" style:parent-style-name="PreformattedText" style:family="paragraph">
      <style:text-properties style:font-name="Arial" fo:font-size="12pt" style:font-size-asian="12pt" style:font-size-complex="12pt"/>
    </style:style>
    <style:style style:name="P19" style:parent-style-name="PreformattedText" style:family="paragraph">
      <style:text-properties style:font-name="Arial" fo:font-style="italic" style:font-style-asian="italic" style:font-style-complex="italic" fo:font-size="12pt" style:font-size-asian="12pt" style:font-size-complex="12pt"/>
    </style:style>
    <style:style style:name="P20" style:parent-style-name="PreformattedText" style:family="paragraph">
      <style:text-properties style:font-name="Arial" fo:font-size="12pt" style:font-size-asian="12pt" style:font-size-complex="12pt"/>
    </style:style>
    <style:style style:name="P21" style:parent-style-name="PreformattedText" style:family="paragraph">
      <style:text-properties style:font-name="Arial" fo:font-size="12pt" style:font-size-asian="12pt" style:font-size-complex="12pt"/>
    </style:style>
    <style:style style:name="P22" style:parent-style-name="PreformattedText" style:family="paragraph">
      <style:text-properties style:font-name="Arial" fo:font-weight="bold" style:font-weight-asian="bold" style:font-weight-complex="bold" fo:font-size="12pt" style:font-size-asian="12pt" style:font-size-complex="12pt"/>
    </style:style>
    <style:style style:name="T23" style:parent-style-name="DefaultParagraphFont" style:family="text">
      <style:text-properties style:font-name="Arial" fo:font-size="12pt" style:font-size-asian="12pt" style:font-size-complex="12pt"/>
    </style:style>
    <style:style style:name="T24" style:parent-style-name="DefaultParagraphFont" style:family="text">
      <style:text-properties style:font-name="Arial" fo:font-size="12pt" style:font-size-asian="12pt" style:font-size-complex="12pt"/>
    </style:style>
  </office:automatic-styles>
  <office:body>
    <office:text text:use-soft-page-breaks="true">
      <text:p text:style-name="P1">Virustorjunnan Asennus ja Ajo 19,00€</text:p>
      <text:p text:style-name="P2">Virustorjunta on tärkeä osa sinun kyberturvallisuuttasi. Me asennamme haluamanne virustorjunta ohjelman ja ajamme ensiajon puolestasi, taaten koneesi turvallisuuden.<text:s/>Virustorjunta-ohjelma ostettava erikseen.</text:p>
      <text:p text:style-name="P3"/>
      <text:p text:style-name="P4">Merkkipöytäkoneen käyttökuntoon asennus 29,00€</text:p>
      <text:p text:style-name="P5">Oletko juuri ostanut uuden pöytäkoneen, muttet ole kokenut niiden käytössä? SAFE auttaa! Me asennamme pöytäkoneen käyttöjärjestelmän, ajureiden ja virustutkan, ja päivitämme ne viimeisimpään versioonsa.</text:p>
      <text:p text:style-name="P6"/>
      <text:p text:style-name="P7">Bios-päivitys ja prosessorin asennus emolevylle 22,50€</text:p>
      <text:p text:style-name="P8">Palvelu sisältää: Uuden emolevyn BIOS-päivityksen ja testauksen, pitäen huolta, että koneesi pyörii niin kuin pitää. Ja, jos olet tilannut tietokoneen osina, me myöskin voimme asentaa prosessorin emolevylle.</text:p>
      <text:p text:style-name="P9"/>
      <text:p text:style-name="P10">Käyttöjärjestelmän ja ajureiden asennus 39,00€</text:p>
      <text:p text:style-name="P11">Palvelu pätee ainoastaan voimassa olevia Microsoft, MacOS ja Linux järjestelmiä.</text:p>
      <text:p text:style-name="P12"/>
      <text:p text:style-name="P13">Tietokoneen alustus 49,00€</text:p>
      <text:p text:style-name="P14">Jos koneesi on hidas, täynnä roskatiedostoja, tai muuten vaan kaipaat uutta alkua. SAFE auttaa! Alustamme tietokoneesi halusi mukaan. Tiedostojen talteenotto muistitikulle veloitetaan erikseen.</text:p>
      <text:p text:style-name="P15"/>
      <text:p text:style-name="P16">Kyberturvallisuuden konsultointi</text:p>
      <text:p text:style-name="P17">Omistatko yrityksen? Oletko ollut kyberhyökkäyksen kohteena? Haluatko oppia enemmän kyberturvallisuus riskeistä? Jos vastasit yhteenkään näistä myöntävästi, ota yhteyttä SAFE:n asiakaspalveluun ja tilaa itsellesi ja yrityksellesi aika<text:s/>Kyberturvallisuuden konsultoimiseen.<text:line-break/><text:line-break/>Neuvonta kestää noin tunnin, jonka aikana kokeneet neuvojamme käyvät läpi perusteet kyberturvallisuuden maailmasta. Mm. Kuinka vähentää riskejä, toimia kyberhyökkäys tilanteessa, ja mistä tunnistaa kyberturvallisuus uhat.</text:p>
      <text:p text:style-name="P18"/>
      <text:p text:style-name="P19">Hinnasto lähtee 250€, mutta laskutus tapahtuu yksityiskohtaisesti.</text:p>
      <text:p text:style-name="P20"/>
      <text:p text:style-name="P21"/>
      <text:p text:style-name="P22">Kybersuojauksien Penetraatio<text:s/>Testaus 349,90€</text:p>
      <text:p text:style-name="PreformattedText"><text:span text:style-name="T23">Haluatko varmistua yrityksesi suojauksista? SAFE tarkistaa kuinka korkea turvallisuus ohjelmistoillanne on penetraatio testauksessa. Testin aikana käymme läpi teidän palomuurinne, virussuojanne, yhteyksienne yms. kestävyyden, ja palautamme<text:s/></text:span><text:span text:style-name="T24">kattavan raportin, jossa luokittelemme teidän kyberturvallisuutenne kestävyyden, ilmoitamme heikkouksista ja suosittelemme mahdollisia jatkotoimi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-asian="NSimSun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äkirinta Miska</dc:creator>
    <meta:creation-date>2020-01-21T16:08:00Z</meta:creation-date>
    <dc:date>2020-01-21T16:42:00Z</dc:date>
    <meta:template xlink:href="Normal.dotm" xlink:type="simple"/>
    <meta:editing-cycles>4</meta:editing-cycles>
    <meta:editing-duration>PT1860S</meta:editing-duration>
    <meta:document-statistic meta:page-count="1" meta:paragraph-count="4" meta:word-count="319" meta:character-count="2139" meta:row-count="15" meta:non-whitespace-character-count="1824"/>
  </office:meta>
</office:document-meta>
</file>